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589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589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5894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89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589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505cm" svg:y1="14.773cm" svg:x2="9.569cm" svg:y2="14.711cm">
              <text:p/>
            </draw:line>
            <draw:line draw:style-name="gr2" draw:text-style-name="P1" draw:layer="layout" svg:x1="9.505cm" svg:y1="14.711cm" svg:x2="9.569cm" svg:y2="14.775cm">
              <text:p/>
            </draw:line>
            <draw:frame draw:style-name="gr3" draw:text-style-name="P3" draw:layer="layout" svg:width="0.262cm" svg:height="0.38cm" svg:x="9.206cm" svg:y="14.42cm">
              <draw:text-box>
                <text:p text:style-name="P2"><text:span text:style-name="T1">M</text:span></text:p>
              </draw:text-box>
            </draw:frame>
            <draw:line draw:style-name="gr4" draw:text-style-name="P1" draw:layer="layout" svg:x1="11.373cm" svg:y1="13.93cm" svg:x2="9.113cm" svg:y2="15.747cm">
              <text:p/>
            </draw:line>
          </draw:g>
          <draw:frame draw:style-name="gr5" draw:text-style-name="P4" draw:layer="layout" svg:width="0.456cm" svg:height="0.38cm" svg:x="11.358cm" svg:y="14.025cm">
            <draw:text-box>
              <text:p text:style-name="P2"><text:span text:style-name="T2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04:13.455130409</meta:creation-date>
    <dc:date>2018-02-09T12:04:50.326621520</dc:date>
    <meta:editing-duration>PT37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